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  <manifest:file-entry manifest:full-path="Pictures/1000000100000A84000004FE9662FA86.png" manifest:media-type="image/png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178cm, 0cm, 0cm, 17.8cm)" draw:image-opacity="100%" style:mirror="none" loext:decorative="false"/>
    </style:style>
    <style:style style:name="gr2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2.65cm" fo:min-width="2cm" loext:decorative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1.546cm" svg:height="8.698cm" svg:x="2.405cm" svg:y="0.102cm">
          <draw:image xlink:href="Pictures/1000000100000A84000004FE9662FA86.png" xlink:type="simple" xlink:show="embed" xlink:actuate="onLoad" draw:mime-type="image/png">
            <text:p/>
          </draw:image>
        </draw:frame>
        <draw:custom-shape draw:style-name="gr2" draw:text-style-name="P2" draw:layer="layout" svg:width="2.5cm" svg:height="2.9cm" svg:x="2.1cm" svg:y="0.1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2-18T09:47:32.733000000</meta:creation-date>
    <dc:date>2024-12-13T08:16:03.228007235</dc:date>
    <meta:editing-duration>PT6M27S</meta:editing-duration>
    <meta:editing-cycles>5</meta:editing-cycles>
    <meta:generator>LibreOffice/24.8.3.2$MacOSX_AARCH64 LibreOffice_project/48a6bac9e7e268aeb4c3483fcf825c94556d9f92</meta:generator>
    <meta:document-statistic meta:object-count="2"/>
  </office:meta>
</office:document-meta>
</file>